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477a" officeooo:paragraph-rsid="000c47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Office Writer 4.2</text:p>
      <text:p text:style-name="P1">Trabajo con Estilos</text:p>
      <text:p text:style-name="P1">Introducción</text:p>
      <text:p text:style-name="P1">¿Qué son los estilos?</text:p>
      <text:p text:style-name="P1">Los estilos son atributos lógicos.</text:p>
      <text:p text:style-name="P1">Los atributos físicos son los que describen a un objeto, mediante sus propiedades físicas.</text:p>
      <text:p text:style-name="P1">Por ejemplo: un párrafo puede ser visto como una fuente de tipo Liberation, tamaño 14, alineación centrada, borde grueso, sombreado gris, etc.... En este caso estamos definiendo cómo es un párrafo y las propiedades reales que posee.</text:p>
      <text:p text:style-name="P1">Por otro lado, ese mismo párrafo puede ser definido como titular sin más. Estamos dando una definición del párrafo mucho más abstracta, pero que a todos nos trae a la imagen, un formato típico, una utilidad usual, y un uso común para encabezar ideas, temas, asuntos, etc.</text:p>
      <text:p text:style-name="P1">Son una manera de hacer la misma cosa de forma homogénea a lo largo de un documento</text:p>
      <text:p text:style-name="P1">¿Para qué emplear estilos?</text:p>
      <text:p text:style-name="P1">Los estilos resultan eficientes para agilizar el proceso de edición del documento y para enfatizar su coherencia estilística.</text:p>
      <text:p text:style-name="P1">Permiten mejorar y optimizar la consistencia de un documentos.</text:p>
      <text:p text:style-name="P1">Permiten gestionar los cambios de formato con mayor facilidad, y aplicarlos instantáneamente a un conjunto de elementos aun cuando se encuentren muy dispersos por el documento.</text:p>
      <text:p text:style-name="P1">Permiten ver la estructura de un documento y desplazarnos por el mismo.</text:p>
      <text:p text:style-name="P1">Permiten generar tablas de contenidos.</text:p>
      <text:p text:style-name="P1">Categorías de estilos</text:p>
      <text:p text:style-name="P1">LibreOffice Writer ofrece hasta 5 categorías de estilos.</text:p>
      <text:p text:style-name="P1">I. Estilos de párrafo.</text:p>
      <text:p text:style-name="P1">II. Estilos de carácter.</text:p>
      <text:p text:style-name="P1">III. Estilos de página.</text:p>
      <text:p text:style-name="P1">IV. Estilos de marcos.</text:p>
      <text:p text:style-name="P1">V. Estilos de listas.</text:p>
      <text:p text:style-name="P1">Trabajar con estilos en LibreOffice Writer</text:p>
      <text:p text:style-name="P1">Aplicar Estilos</text:p>
      <text:p text:style-name="P1">Pasos</text:p>
      <text:p text:style-name="P1">Mostrar la lista de estilos disponibles con F11 o Formato &gt; Estilos y formato.</text:p>
      <text:p text:style-name="P1">Ventana de Estilos y Formatos</text:p>
      <text:p text:style-name="P1">Selección y doble clic</text:p>
      <text:p text:style-name="P1">Modo de relleno de formato.</text:p>
      <text:p text:style-name="P1">Emplear los atajos de teclado (Ej: Ctrl + 1 para encabezamiento 1....)</text:p>
      <text:p text:style-name="P1">Modificar Estilos</text:p>
      <text:p text:style-name="P1">Modificar un estilo utilizando el cuadro de diálogo Estilos</text:p>
      <text:p text:style-name="P1">Actualizar un estilo a partir de una selección</text:p>
      <text:p text:style-name="P1">Utilizar la actualización automática</text:p>
      <text:p text:style-name="P1">Aplicable sólo a estilos de párrafo y marcos.</text:p>
      <text:p text:style-name="P1">Aplicable a aquellos estilos que siendo párrafos o marcos tengan activa la opción "Actualizar automáticamente"</text:p>
      <text:p text:style-name="P1">Actualizar a partir de un documento o una plantilla</text:p>
      <text:p text:style-name="P1">Se pueden actualizar los estilos copiándolos o cargándolos desde una plantilla u otro documento.</text:p>
      <text:p text:style-name="P1">Creación de nuevos estilos</text:p>
      <text:p text:style-name="P1">Varios modos:</text:p>
      <text:p text:style-name="P1">Mediante un estilo nuevo o a partir de uno existente utilizando la ventana Estilos.</text:p>
      <text:p text:style-name="P1">Mediante un estilo nuevo a partir de la selección.</text:p>
      <text:p text:style-name="P1">Arrastrar y soltar a la ventana estilos para crear un nuevo estilo</text:p>
      <text:p text:style-name="P1">Eliminar estilos</text:p>
      <text:p text:style-name="P1">No se pueden eliminar los estilos predefinidos en LibreOffice.</text:p>
      <text:p text:style-name="P1"><text:soft-page-break/>Se pueden borrar los estilos definidos por el usuario, pero hay que asegurarse de que ese estilo no esté en uso, de otro modo se eliminará y el texto que poseyera dicho estilo se revertirá al estilo predeterminado para su categoría.</text:p>
      <text:p text:style-name="P1">Por desarrollar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9:54:50.600000000</meta:creation-date>
    <dc:date>2017-05-11T09:55:26.085000000</dc:date>
    <meta:editing-duration>P0D</meta:editing-duration>
    <meta:editing-cycles>1</meta:editing-cycles>
    <meta:document-statistic meta:table-count="0" meta:image-count="0" meta:object-count="0" meta:page-count="2" meta:paragraph-count="47" meta:word-count="449" meta:character-count="2786" meta:non-whitespace-character-count="2384"/>
    <meta:generator>LibreOffice/4.2.4.2$Windows_x86 LibreOffice_project/63150712c6d317d27ce2db16eb94c2f3d7b699f8</meta:generator>
  </office:meta>
</office:document-meta>
</file>